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verlap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</table:table-row>
        <table:table-row table:style-name="ro1">
          <table:table-cell office:value-type="string" calcext:value-type="string">
            <text:p>Cai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 office:value-type="float" office:value="512" calcext:value-type="float">
            <text:p>51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Parker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87" calcext:value-type="float">
            <text:p>68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i</text:p>
          </table:table-cell>
          <table:table-cell/>
          <table:table-cell office:value-type="float" office:value="0.774058577405858" calcext:value-type="float">
            <text:p>0.774058577405858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194986072423398" calcext:value-type="float">
            <text:p>0.194986072423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er</text:p>
          </table:table-cell>
          <table:table-cell table:formula="of:=[.B3]/[.H2]" office:value-type="float" office:value="0.774058577405858" calcext:value-type="float">
            <text:p>0.774058577405858</text:p>
          </table:table-cell>
          <table:table-cell/>
          <table:table-cell office:value-type="float" office:value="0.765690376569038" calcext:value-type="float">
            <text:p>0.765690376569038</text:p>
          </table:table-cell>
          <table:table-cell office:value-type="float" office:value="0.196652719665272" calcext:value-type="float">
            <text:p>0.196652719665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</text:p>
          </table:table-cell>
          <table:table-cell table:formula="of:=[.B4]/[.I2]" office:value-type="float" office:value="0.451171875" calcext:value-type="float">
            <text:p>0.451171875</text:p>
          </table:table-cell>
          <table:table-cell table:formula="of:=[.C4]/[.H2]" office:value-type="float" office:value="0.765690376569038" calcext:value-type="float">
            <text:p>0.765690376569038</text:p>
          </table:table-cell>
          <table:table-cell/>
          <table:table-cell office:value-type="float" office:value="0.200557103064067" calcext:value-type="float">
            <text:p>0.200557103064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ng</text:p>
          </table:table-cell>
          <table:table-cell table:formula="of:=[.B5]/[.J2]" office:value-type="float" office:value="0.194986072423398" calcext:value-type="float">
            <text:p>0.194986072423398</text:p>
          </table:table-cell>
          <table:table-cell table:formula="of:=[.C5]/[.H2]" office:value-type="float" office:value="0.196652719665272" calcext:value-type="float">
            <text:p>0.196652719665272</text:p>
          </table:table-cell>
          <table:table-cell table:formula="of:=[.D5]/[.J2]" office:value-type="float" office:value="0.200557103064067" calcext:value-type="float">
            <text:p>0.20055710306406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i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er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231" calcext:value-type="float">
            <text:p>23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W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i</text:p>
          </table:table-cell>
          <table:table-cell/>
          <table:table-cell table:formula="of:=[.C14]/[.$G$2]" office:value-type="float" office:value="0.494915254237288" calcext:value-type="float">
            <text:p>0.494915254237288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194986072423398" calcext:value-type="float">
            <text:p>0.194986072423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er</text:p>
          </table:table-cell>
          <table:table-cell table:formula="of:=[.B15]/[.$G$2]" office:value-type="float" office:value="0.494915254237288" calcext:value-type="float">
            <text:p>0.494915254237288</text:p>
          </table:table-cell>
          <table:table-cell/>
          <table:table-cell table:formula="of:=[.D15]/[.$I$2]" office:value-type="float" office:value="0.537109375" calcext:value-type="float">
            <text:p>0.537109375</text:p>
          </table:table-cell>
          <table:table-cell office:value-type="float" office:value="0.245125348189415" calcext:value-type="float">
            <text:p>0.245125348189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0.451171875" calcext:value-type="float">
            <text:p>0.451171875</text:p>
          </table:table-cell>
          <table:table-cell table:formula="of:=[.C16]/[.$I$2]" office:value-type="float" office:value="0.537109375" calcext:value-type="float">
            <text:p>0.537109375</text:p>
          </table:table-cell>
          <table:table-cell/>
          <table:table-cell office:value-type="float" office:value="0.200557103064067" calcext:value-type="float">
            <text:p>0.200557103064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0.194986072423398" calcext:value-type="float">
            <text:p>0.194986072423398</text:p>
          </table:table-cell>
          <table:table-cell table:formula="of:=[.C17]/[.J2]" office:value-type="float" office:value="0.245125348189415" calcext:value-type="float">
            <text:p>0.245125348189415</text:p>
          </table:table-cell>
          <table:table-cell office:value-type="float" office:value="0.200557103064067" calcext:value-type="float">
            <text:p>0.2005571030640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7T12:05:50.220750223</dc:date>
    <meta:editing-duration>PT9M22S</meta:editing-duration>
    <meta:editing-cycles>3</meta:editing-cycles>
    <meta:generator>LibreOffice/7.3.7.2$Linux_X86_64 LibreOffice_project/30$Build-2</meta:generator>
    <meta:document-statistic meta:table-count="1" meta:cell-count="90" meta:object-count="0"/>
  </office:meta>
</office:document-meta>
</file>